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solid" svg:stroke-width="0.026cm" svg:stroke-color="#000000" draw:stroke-linejoin="miter" draw:fill="none" draw:fill-color="#f47a00" draw:textarea-horizontal-align="left" draw:textarea-vertical-align="middle" draw:auto-grow-height="true" fo:padding-top="0.13cm" fo:padding-bottom="0.13cm" fo:padding-left="0.25cm" fo:padding-right="0.25cm" fo:wrap-option="no-wrap" draw:shadow-color="#777777"/>
    </style:style>
    <style:style style:name="gr2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3" style:family="graphic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777777"/>
    </style:style>
    <style:style style:name="gr4" style:family="graphic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5" style:family="graphic">
      <style:graphic-properties draw:stroke="solid" svg:stroke-width="0.079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6" style:family="graphic">
      <style:graphic-properties draw:stroke="solid" svg:stroke-width="0.071cm" svg:stroke-color="#ff0000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7" style:family="graphic">
      <style:graphic-properties draw:stroke="solid" svg:stroke-width="0.071cm" svg:stroke-color="#0000ff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8" style:family="graphic">
      <style:graphic-properties draw:stroke="solid" svg:stroke-width="0.053cm" svg:stroke-color="#0000ff" draw:stroke-linejoin="miter" draw:fill="none" draw:fill-color="#f47a00" draw:textarea-horizontal-align="left" draw:textarea-vertical-align="middle" draw:auto-grow-height="true" fo:padding-top="0.13cm" fo:padding-bottom="0.13cm" fo:padding-left="0.25cm" fo:padding-right="0.25cm" fo:wrap-option="wrap" draw:shadow-color="#777777"/>
    </style:style>
    <style:style style:name="gr9" style:family="graphic">
      <style:graphic-properties draw:stroke="solid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10" style:family="graphic">
      <style:graphic-properties draw:stroke="none" draw:fill="solid" draw:fill-color="#cc99ff" draw:textarea-horizontal-align="left" draw:textarea-vertical-align="middle" draw:auto-grow-height="true" fo:padding-top="0.13cm" fo:padding-bottom="0.13cm" fo:padding-left="0.25cm" fo:padding-right="0.25cm" fo:wrap-option="no-wrap" draw:shadow-color="#777777"/>
    </style:style>
    <style:style style:name="gr11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2" style:family="graphic">
      <style:graphic-properties draw:stroke="solid" svg:stroke-width="0.026cm" svg:stroke-color="#a50021" draw:stroke-linejoin="miter" draw:fill="none" draw:fill-color="#f47a00" draw:textarea-horizontal-align="left" draw:textarea-vertical-align="middle" draw:auto-grow-height="true" fo:padding-top="0.13cm" fo:padding-bottom="0.13cm" fo:padding-left="0.25cm" fo:padding-right="0.25cm" fo:wrap-option="wrap" draw:shadow-color="#777777"/>
    </style:style>
    <style:style style:name="gr13" style:family="graphic">
      <style:graphic-properties draw:stroke="solid" svg:stroke-width="0.026cm" svg:stroke-color="#000000" draw:stroke-linejoin="miter" draw:fill="none" draw:fill-color="#f47a00" draw:textarea-horizontal-align="justify" draw:textarea-vertical-align="middle" draw:auto-grow-height="true" fo:padding-top="0.13cm" fo:padding-bottom="0.13cm" fo:padding-left="0.25cm" fo:padding-right="0.25cm" fo:wrap-option="wrap" draw:shadow-color="#777777"/>
    </style:style>
    <style:style style:name="gr14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5" style:family="graphic">
      <style:graphic-properties draw:stroke="solid" svg:stroke-width="0.071cm" svg:stroke-color="#0000ff" draw:marker-end="msArrowOpenEnd_20_9" draw:marker-end-width="0.42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16" style:family="graphic">
      <style:graphic-properties draw:stroke="solid" svg:stroke-width="0.071cm" svg:stroke-color="#008000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subtitle">
      <style:graphic-properties draw:stroke="none" draw:fill="none" draw:fill-color="#f47a0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Başlık1-notes">
      <style:graphic-properties draw:stroke="none" draw:fill="none" draw:fill-color="#bbe0e3" draw:auto-grow-height="true" fo:min-height="12.001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notes">
      <style:graphic-properties draw:stroke="none" draw:fill="none" draw:fill-color="#bbe0e3" draw:auto-grow-height="true" fo:min-height="12.001cm" draw:shadow-color="#808080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557cm" fo:min-width="0cm" fo:padding-top="0.13cm" fo:padding-bottom="0.13cm" fo:padding-left="0.25cm" fo:padding-right="0.25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29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705cm" fo:margin-bottom="0cm" fo:text-indent="0cm"/>
    </style:style>
    <style:style style:name="P6" style:family="paragraph">
      <style:paragraph-properties fo:margin-left="0cm" fo:margin-right="0cm" fo:margin-top="0.123cm" fo:margin-bottom="0cm" fo:text-indent="0cm"/>
    </style:style>
    <style:style style:name="P7" style:family="paragraph">
      <style:paragraph-properties fo:margin-left="0cm" fo:margin-right="0cm" fo:margin-top="0.617cm" fo:margin-bottom="0cm" fo:text-indent="0cm"/>
    </style:style>
    <style:style style:name="P8" style:family="paragraph">
      <style:paragraph-properties fo:margin-left="0cm" fo:margin-right="0cm" fo:margin-top="0.105cm" fo:margin-bottom="0cm" fo:text-indent="0cm"/>
    </style:style>
    <style:style style:name="P9" style:family="paragraph">
      <style:paragraph-properties fo:margin-left="0cm" fo:margin-right="0cm" fo:margin-top="0.088cm" fo:margin-bottom="0cm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088cm" fo:margin-bottom="0cm" fo:line-height="100%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cm" fo:margin-right="0cm" fo:margin-top="0.529cm" fo:margin-bottom="0cm" fo:line-height="160%" fo:text-indent="0cm"/>
    </style:style>
    <style:style style:name="P15" style:family="paragraph">
      <style:paragraph-properties fo:margin-left="0cm" fo:margin-right="0cm" fo:margin-top="0.529cm" fo:margin-bottom="0cm" fo:line-height="140%" fo:text-indent="0cm"/>
    </style:style>
    <style:style style:name="P16" style:family="paragraph">
      <style:paragraph-properties fo:margin-left="0cm" fo:margin-right="0cm" fo:line-height="30%" fo:text-indent="0cm"/>
    </style:style>
    <style:style style:name="P17" style:family="paragraph">
      <style:paragraph-properties fo:margin-left="0cm" fo:margin-right="0cm" fo:line-height="110%" fo:text-indent="0cm"/>
    </style:style>
    <style:style style:name="P18" style:family="paragraph">
      <style:paragraph-properties fo:margin-left="0cm" fo:margin-right="0cm" fo:line-height="70%" fo:text-indent="0cm"/>
    </style:style>
    <style:style style:name="P19" style:family="paragraph">
      <style:paragraph-properties fo:margin-left="0cm" fo:margin-right="0cm" fo:line-height="80%" fo:text-indent="0cm"/>
    </style:style>
    <style:style style:name="P20" style:family="paragraph">
      <style:paragraph-properties fo:margin-left="0cm" fo:margin-right="0cm" fo:line-height="60%" fo:text-indent="0cm"/>
    </style:style>
    <style:style style:name="P21" style:family="paragraph">
      <style:paragraph-properties fo:margin-left="0cm" fo:margin-right="0cm" fo:line-height="20%" fo:text-indent="0cm"/>
    </style:style>
    <style:style style:name="T1" style:family="text">
      <style:text-properties fo:color="#0000ff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family="'Times New Roman'" style:font-family-generic="roman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style:text-position="30% 58%" fo:font-size="24pt" fo:language="en" fo:country="US" style:font-size-asian="24pt" style:font-size-complex="24pt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7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18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19" style:family="text">
      <style:text-properties fo:color="#ff0000"/>
    </style:style>
    <style:style style:name="T20" style:family="text">
      <style:text-properties fo:color="#0000ff"/>
    </style:style>
    <style:style style:name="T21" style:family="text">
      <style:text-properties fo:color="#a50021"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0066" fo:font-size="14pt" style:font-size-asian="14pt" style:font-size-complex="14pt"/>
    </style:style>
    <style:style style:name="T26" style:family="text">
      <style:text-properties fo:color="#000066" fo:font-size="20pt" style:font-size-asian="20pt" style:font-size-complex="20pt"/>
    </style:style>
    <style:style style:name="T27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8" style:family="text">
      <style:text-properties fo:color="#a50021"/>
    </style:style>
    <style:style style:name="T29" style:family="text">
      <style:text-properties fo:color="#a50021" fo:font-size="20pt" style:font-size-asian="20pt" style:font-size-complex="20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3" style:family="text">
      <style:text-properties fo:color="#a50021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4" style:family="text">
      <style:text-properties fo:color="#0000ff" fo:language="en" fo:country="US"/>
    </style:style>
    <style:style style:name="T35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color="#008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0" style:family="text">
      <style:text-properties fo:color="#0000ff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00ff" fo:font-family="Arial" style:font-family-generic="swiss" style:font-pitch="variable" fo:font-size="20pt" style:font-size-asian="20pt" style:font-size-complex="20pt"/>
    </style:style>
    <style:style style:name="T42" style:family="text">
      <style:text-properties fo:color="#008000"/>
    </style:style>
    <style:style style:name="T43" style:family="text">
      <style:text-properties fo:color="#a50021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5" style:family="text">
      <style:text-properties fo:color="#a50021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3.814cm" text:min-label-width="0.622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3.814cm" text:min-label-width="0.622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'Courier New'" style:font-family-generic="modern" style:font-pitch="fixed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Function Pointers and  Abstract Data Types" draw:style-name="dp1" draw:master-page-name="Başlık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unction Pointers and </text:span><text:span text:style-name="T1"><text:line-break/></text:span><text:span text:style-name="T1">Abstract Data Types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Professor Jennifer Rexford</text:p>
                <text:p text:style-name="P3">COS 217</text:p>
              </text:list-header>
            </text:list>
          </draw:text-box>
        </draw:frame>
        <presentation:notes draw:style-name="dp2">
          <draw:page-thumbnail draw:layer="layout" svg:width="13.335cm" svg:height="10.001cm" svg:x="3.493cm" svg:y="2.002cm" draw:page-number="1" presentation:class="page"/>
          <draw:frame presentation:style-name="pr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oals of Today’s Lectur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Goals of Today’s Lectur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2">Data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ype conversion</text:span></text:p>
                  </text:list-item>
                  <text:list-item>
                    <text:p text:style-name="P6"><text:span text:style-name="T3">Working around the limitations of typ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Function pointe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orting an array of integers, or of strings</text:span></text:p>
                  </text:list-item>
                  <text:list-item>
                    <text:p text:style-name="P6"><text:span text:style-name="T3">Sorting an array of </text:span><text:span text:style-name="T4">any</text:span><text:span text:style-name="T3"> type</text:span></text:p>
                    <text:list>
                      <text:list-item>
                        <text:p text:style-name="P6"><text:span text:style-name="T3">Void pointers and casting</text:span></text:p>
                      </text:list-item>
                      <text:list-item>
                        <text:p text:style-name="P6"><text:span text:style-name="T3">Pointers to func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2">Abstract Data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aking “array” an AD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ata Typ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Data Type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3">Ultimately, all data is represented as bi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Usually manipulated at the level of bytes or words</text:span></text:p>
                  </text:list-item>
                  <text:list-item>
                    <text:p text:style-name="P8"><text:span text:style-name="T5">Can be interpreted by machine code instruction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A type is attribute of a piece of dat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ells the computer something about the data</text:span></text:p>
                  </text:list-item>
                  <text:list-item>
                    <text:p text:style-name="P8"><text:span text:style-name="T5">Constraints on the data</text:span></text:p>
                    <text:list>
                      <text:list-item>
                        <text:p text:style-name="P8"><text:span text:style-name="T5">What values it can take</text:span></text:p>
                      </text:list-item>
                      <text:list-item>
                        <text:p text:style-name="P8"><text:span text:style-name="T5">What operations may be perform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3">Ultimately determines what machine code is ru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ompiler generates machine code appropriate to the type, to interpret the bits (or bytes) as intended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ype Convers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Type Convers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6">Changing an entity of one data type to anoth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For more efficient storage (values from more limited set)</text:span></text:p>
                    <text:list>
                      <text:list-item>
                        <text:p text:style-name="P8"><text:span text:style-name="T7">E.g.,</text:span><text:span text:style-name="T8"> </text:span><text:span text:style-name="T9">int</text:span><text:span text:style-name="T7"> from </text:span><text:span text:style-name="T9">getchar()</text:span><text:span text:style-name="T7"> stored later as a </text:span><text:span text:style-name="T9">char</text:span></text:p>
                      </text:list-item>
                      <text:list-item>
                        <text:p text:style-name="P8"><text:span text:style-name="T7">E.g., </text:span><text:span text:style-name="T9">double</text:span><text:span text:style-name="T7"> as an </text:span><text:span text:style-name="T9">int</text:span><text:span text:style-name="T7"> when no fractional part</text:span></text:p>
                      </text:list-item>
                    </text:list>
                  </text:list-item>
                  <text:list-item>
                    <text:p text:style-name="P8"><text:span text:style-name="T7">To enable operations not otherwise possible</text:span></text:p>
                    <text:list>
                      <text:list-item>
                        <text:p text:style-name="P8"><text:span text:style-name="T7">E.g., square root of an integer inpu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6">Implicit vs. explicit convers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Coercion</text:span><text:span text:style-name="T7">: implicit conversion by the compiler</text:span></text:p>
                    <text:list>
                      <text:list-item>
                        <text:p text:style-name="P8"><text:span text:style-name="T7">E.g., </text:span><text:span text:style-name="T9">sqrt(2)</text:span><text:span text:style-name="T7"> implicitly </text:span><text:span text:style-name="T9">sqrt((double) 2)</text:span></text:p>
                      </text:list-item>
                    </text:list>
                  </text:list-item>
                  <text:list-item>
                    <text:p text:style-name="P8"><text:span text:style-name="T10">Casting</text:span><text:span text:style-name="T7">: explicit conversion specified by programmer</text:span></text:p>
                    <text:list>
                      <text:list-item>
                        <text:p text:style-name="P8"><text:span text:style-name="T7">E.g, </text:span><text:span text:style-name="T9">(int) f</text:span><text:span text:style-name="T7"> to extract integer portion of </text:span><text:span text:style-name="T9">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4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asting: Explicit Convers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asting: Explicit Convers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6">Sometimes useful to make conversion explici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ocumentation: making implicit type conversions explicit</text:span></text:p>
                    <text:list>
                      <text:list-item>
                        <text:p text:style-name="P8"><text:span text:style-name="T7">E.g., getting the integer part of a floating-point number</text:span></text:p>
                      </text:list-item>
                      <text:list-item>
                        <text:p text:style-name="P8"><text:span text:style-name="T7">Done by </text:span><text:span text:style-name="T9">int_part = (int) float_number;</text:span></text:p>
                      </text:list-item>
                    </text:list>
                  </text:list-item>
                  <text:list-item>
                    <text:p text:style-name="P8"><text:span text:style-name="T7">Control: overrule compiler by forcing conversions </text:span></text:p>
                    <text:list>
                      <text:list-item>
                        <text:p text:style-name="P8"><text:span text:style-name="T7">E.g., getting fractional part of a floating-point number</text:span></text:p>
                      </text:list-item>
                      <text:list-item>
                        <text:p text:style-name="P8"><text:span text:style-name="T7">Done by </text:span><text:span text:style-name="T9">frac_part = f – (int) f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5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riting Software for Various Typ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Writing Software for Various Types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1">But, sometimes types get in our wa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Limiting the generality of a function we write</text:span></text:p>
                  </text:list-item>
                  <text:list-item>
                    <text:p text:style-name="P9"><text:span text:style-name="T11">So that it can only run for data of a single typ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Void pointers as a way 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Store and manipulate data indirectly, using pointers</text:span></text:p>
                  </text:list-item>
                  <text:list-item>
                    <text:p text:style-name="P9"><text:span text:style-name="T11">Manipulating the addresses where data are stored</text:span></text:p>
                  </text:list-item>
                  <text:list-item>
                    <text:p text:style-name="P9"><text:span text:style-name="T11">… </text:span><text:span text:style-name="T11">rather than the data directl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But, sometimes type-specific operations are neede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E.g., comparison operator (“&gt;” for int, strcmp() for strings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Function pointers are a way 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Rather than putting type-specific code in the function</text:span></text:p>
                  </text:list-item>
                  <text:list-item>
                    <text:p text:style-name="P9"><text:span text:style-name="T11">Pass a pointer to another function for type-specific actions</text:span></text:p>
                  </text:list-item>
                  <text:list-item>
                    <text:p text:style-name="P9"><text:span text:style-name="T11">… </text:span><text:span text:style-name="T11">and simply call the function where needed</text:span></text:p>
                    <text:p text:style-name="P9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6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orting an Array of Integer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orting an Array of Integer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6">Example problem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Input: array </text:span><text:span text:style-name="T9">v</text:span><text:span text:style-name="T7"> of </text:span><text:span text:style-name="T9">n</text:span><text:span text:style-name="T7"> integers</text:span></text:p>
                  </text:list-item>
                  <text:list-item>
                    <text:p text:style-name="P8"><text:span text:style-name="T7">Output: array in sorted order, from smallest to larges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Many ways to sort, but three common aspec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Comparison between any two elements</text:span></text:p>
                  </text:list-item>
                  <text:list-item>
                    <text:p text:style-name="P8"><text:span text:style-name="T7">Exchange to reverse the order of two elements</text:span></text:p>
                  </text:list-item>
                  <text:list-item>
                    <text:p text:style-name="P8"><text:span text:style-name="T7">Algorithm making comparisons and exchanges till don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Simple approac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Go one by one through the </text:span><text:span text:style-name="T9">n</text:span><text:span text:style-name="T7"> array elements</text:span></text:p>
                  </text:list-item>
                  <text:list-item>
                    <text:p text:style-name="P8"><text:span text:style-name="T7">By the end of step </text:span><text:span text:style-name="T9">i</text:span><text:span text:style-name="T7">, get </text:span><text:span text:style-name="T9">i</text:span><text:span text:style-name="T12">th</text:span><text:span text:style-name="T7"> smallest value in element </text:span><text:span text:style-name="T9">i</text:span></text:p>
                    <text:list>
                      <text:list-item>
                        <text:p text:style-name="P8"><text:span text:style-name="T7">Compare element </text:span><text:span text:style-name="T9">i</text:span><text:span text:style-name="T7"> with all elements after it</text:span></text:p>
                      </text:list-item>
                      <text:list-item>
                        <text:p text:style-name="P8"><text:span text:style-name="T7">Swap values if the </text:span><text:span text:style-name="T9">i</text:span><text:span text:style-name="T12">th</text:span><text:span text:style-name="T7"> element is larger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7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eger Sorting Examp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Integer Sorting Example</text:p>
              </text:list-header>
            </text:list>
          </draw:text-box>
        </draw:frame>
        <draw:g>
          <draw:custom-shape draw:style-name="gr1" draw:text-style-name="P2" draw:layer="layout" svg:width="1.693cm" svg:height="1.481cm" svg:x="5.715cm" svg:y="4.0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7.408cm" svg:y="4.0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9.102cm" svg:y="4.0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10.795cm" svg:y="4.0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693cm" svg:height="1.481cm" svg:x="5.715cm" svg:y="7.1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7.408cm" svg:y="7.1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9.102cm" svg:y="7.1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10.795cm" svg:y="7.1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0.925cm" svg:height="1.277cm" svg:x="6.143cm" svg:y="4.022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7.837cm" svg:y="4.022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9.53cm" svg:y="4.022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1.223cm" svg:y="4.022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9.53cm" svg:y="7.197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1.223cm" svg:y="7.197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6.143cm" svg:y="7.197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7.837cm" svg:y="7.197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0" draw:layer="layout" svg:x1="8.254cm" svg:y1="5.503cm" svg:x2="6.561cm" svg:y2="7.197cm">
          <text:p/>
        </draw:line>
        <draw:line draw:style-name="gr3" draw:text-style-name="P10" draw:layer="layout" svg:x1="6.562cm" svg:y1="5.503cm" svg:x2="8.255cm" svg:y2="7.197cm">
          <text:p/>
        </draw:line>
        <draw:custom-shape draw:style-name="gr2" draw:text-style-name="P2" draw:layer="layout" svg:width="4.596cm" svg:height="1.277cm" svg:x="1.064cm" svg:y="4.022cm">
          <text:list text:style-name="L6">
            <text:list-header>
              <text:p text:style-name="P1">v[0] &gt; v[1]?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982cm" svg:height="1.277cm" svg:x="1.406cm" svg:y="7.197cm">
          <text:list text:style-name="L6">
            <text:list-header>
              <text:p text:style-name="P1">Yes, swap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" draw:text-style-name="P2" draw:layer="layout" svg:width="1.693cm" svg:height="1.481cm" svg:x="5.715cm" svg:y="10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7.408cm" svg:y="10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9.102cm" svg:y="10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10.795cm" svg:y="10.372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0.925cm" svg:height="1.277cm" svg:x="9.53cm" svg:y="10.372cm">
          <text:list text:style-name="L5">
            <text:list-header>
              <text:p text:style-name="P1"><text:span text:style-name="T1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1.223cm" svg:y="10.372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6.143cm" svg:y="10.372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7.837cm" svg:y="10.372cm">
          <text:list text:style-name="L6">
            <text:list-header>
              <text:p text:style-name="P1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596cm" svg:height="1.277cm" svg:x="1.064cm" svg:y="10.372cm">
          <text:list text:style-name="L6">
            <text:list-header>
              <text:p text:style-name="P1">v[0] &gt; v[2]?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" draw:text-style-name="P2" draw:layer="layout" svg:width="1.693cm" svg:height="1.481cm" svg:x="5.715cm" svg:y="13.5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7.408cm" svg:y="13.5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9.102cm" svg:y="13.5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10.795cm" svg:y="13.5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0.925cm" svg:height="1.277cm" svg:x="9.53cm" svg:y="13.547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1.223cm" svg:y="13.547cm">
          <text:list text:style-name="L5">
            <text:list-header>
              <text:p text:style-name="P1"><text:span text:style-name="T1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6.143cm" svg:y="13.547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7.837cm" svg:y="13.547cm">
          <text:list text:style-name="L6">
            <text:list-header>
              <text:p text:style-name="P1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596cm" svg:height="1.277cm" svg:x="1.113cm" svg:y="13.547cm">
          <text:list text:style-name="L6">
            <text:list-header>
              <text:p text:style-name="P1">v[0] &gt; v[3]?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" draw:text-style-name="P2" draw:layer="layout" svg:width="1.693cm" svg:height="1.481cm" svg:x="17.78cm" svg:y="4.0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19.473cm" svg:y="4.0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21.167cm" svg:y="4.0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22.86cm" svg:y="4.022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0.925cm" svg:height="1.277cm" svg:x="21.595cm" svg:y="4.022cm">
          <text:list text:style-name="L5">
            <text:list-header>
              <text:p text:style-name="P1"><text:span text:style-name="T1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23.288cm" svg:y="4.022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8.208cm" svg:y="4.022cm">
          <text:list text:style-name="L6">
            <text:list-header>
              <text:p text:style-name="P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9.902cm" svg:y="4.022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596cm" svg:height="1.277cm" svg:x="13.129cm" svg:y="4.022cm">
          <text:list text:style-name="L6">
            <text:list-header>
              <text:p text:style-name="P1">v[1] &gt; v[2]?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" draw:text-style-name="P2" draw:layer="layout" svg:width="1.693cm" svg:height="1.481cm" svg:x="17.78cm" svg:y="7.1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19.473cm" svg:y="7.1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21.167cm" svg:y="7.1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22.86cm" svg:y="7.1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0.925cm" svg:height="1.277cm" svg:x="21.595cm" svg:y="7.197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23.288cm" svg:y="7.197cm">
          <text:list text:style-name="L5">
            <text:list-header>
              <text:p text:style-name="P1"><text:span text:style-name="T1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8.208cm" svg:y="7.197cm">
          <text:list text:style-name="L6">
            <text:list-header>
              <text:p text:style-name="P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9.902cm" svg:y="7.197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596cm" svg:height="1.277cm" svg:x="13.129cm" svg:y="7.197cm">
          <text:list text:style-name="L6">
            <text:list-header>
              <text:p text:style-name="P1">v[1] &gt; v[3]?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982cm" svg:height="1.277cm" svg:x="13.339cm" svg:y="10.583cm">
          <text:list text:style-name="L6">
            <text:list-header>
              <text:p text:style-name="P1">Yes, swap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" draw:text-style-name="P2" draw:layer="layout" svg:width="1.693cm" svg:height="1.481cm" svg:x="17.78cm" svg:y="10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19.473cm" svg:y="10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21.167cm" svg:y="10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22.86cm" svg:y="10.372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0.925cm" svg:height="1.277cm" svg:x="21.595cm" svg:y="10.372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23.288cm" svg:y="10.372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8.208cm" svg:y="10.372cm">
          <text:list text:style-name="L6">
            <text:list-header>
              <text:p text:style-name="P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9.902cm" svg:y="10.372cm">
          <text:list text:style-name="L5">
            <text:list-header>
              <text:p text:style-name="P1"><text:span text:style-name="T13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0" draw:layer="layout" svg:x1="23.706cm" svg:y1="8.678cm" svg:x2="20.531cm" svg:y2="10.372cm">
          <text:p/>
        </draw:line>
        <draw:line draw:style-name="gr4" draw:text-style-name="P10" draw:layer="layout" svg:x1="20.532cm" svg:y1="8.678cm" svg:x2="23.707cm" svg:y2="10.372cm">
          <text:p/>
        </draw:line>
        <draw:custom-shape draw:style-name="gr2" draw:text-style-name="P2" draw:layer="layout" svg:width="1.912cm" svg:height="1.954cm" svg:x="17.785cm" svg:y="12.7cm">
          <text:list text:style-name="L6">
            <text:list-header>
              <text:p text:style-name="P1"><text:span text:style-name="T15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8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eger Sorting Func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Integer Sorting Function</text:p>
              </text:list-header>
            </text:list>
          </draw:text-box>
        </draw:frame>
        <draw:custom-shape draw:style-name="gr5" draw:text-style-name="P2" draw:layer="layout" svg:width="19.473cm" svg:height="14.485cm" svg:x="1.905cm" svg:y="3.81cm">
          <text:list text:style-name="L7">
            <text:list-header>
              <text:p text:style-name="P11"><text:span text:style-name="T16">void sort(int *v, int n)</text:span></text:p>
              <text:p text:style-name="P11"><text:span text:style-name="T16">{</text:span></text:p>
              <text:p text:style-name="P11"><text:span text:style-name="T16"><text:s text:c="4"/></text:span><text:span text:style-name="T16">int i, j;</text:span></text:p>
              <text:p text:style-name="P11"><text:span text:style-name="T16"/></text:p>
              <text:p text:style-name="P11"><text:span text:style-name="T16"><text:s text:c="4"/></text:span><text:span text:style-name="T16">for (i = 0; i &lt; n; i++) {</text:span></text:p>
              <text:p text:style-name="P11"><text:span text:style-name="T16"><text:s text:c="8"/></text:span><text:span text:style-name="T16">for (j = i+1; j &lt; n; j++) {</text:span></text:p>
              <text:p text:style-name="P11"><text:span text:style-name="T16"><text:s text:c="12"/></text:span><text:span text:style-name="T16">if (</text:span><text:span text:style-name="T17">v[i] &gt; v[j]</text:span><text:span text:style-name="T16">) {</text:span></text:p>
              <text:p text:style-name="P11"><text:span text:style-name="T16"><text:s text:c="16"/></text:span><text:span text:style-name="T18">int swap = v[i];</text:span></text:p>
            </text:list-header>
          </text:list>
          <text:list text:style-name="L8">
            <text:list-header>
              <text:p text:style-name="P11"><text:span text:style-name="T18"><text:s text:c="16"/></text:span><text:span text:style-name="T18">v[i] = v[j];</text:span></text:p>
              <text:p text:style-name="P11"><text:span text:style-name="T18"><text:s text:c="16"/></text:span><text:span text:style-name="T18">v[j] = swap;</text:span></text:p>
            </text:list-header>
          </text:list>
          <text:list text:style-name="L7">
            <text:list-header>
              <text:p text:style-name="P11"><text:span text:style-name="T16"><text:s text:c="12"/></text:span><text:span text:style-name="T16">}</text:span></text:p>
              <text:p text:style-name="P11"><text:span text:style-name="T16"><text:s text:c="8"/></text:span><text:span text:style-name="T16">}</text:span></text:p>
              <text:p text:style-name="P11"><text:span text:style-name="T16"><text:s text:c="4"/></text:span><text:span text:style-name="T16">}</text:span></text:p>
              <text:p text:style-name="P11"><text:span text:style-name="T16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9.473cm" svg:y1="5.715cm" svg:x2="15.875cm" svg:y2="10.372cm">
          <text:p/>
        </draw:line>
        <draw:line draw:style-name="gr7" draw:text-style-name="P10" draw:layer="layout" svg:x1="22.013cm" svg:y1="10.795cm" svg:x2="19.897cm" svg:y2="12.7cm">
          <text:p/>
        </draw:line>
        <draw:custom-shape draw:style-name="gr8" draw:text-style-name="P2" draw:layer="layout" svg:width="0.847cm" svg:height="2.964cm" svg:x="18.838cm" svg:y="11.2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4.452cm" svg:height="1.277cm" svg:x="16.709cm" svg:y="4.445cm">
          <text:list text:style-name="L5">
            <text:list-header>
              <text:p text:style-name="P1"><text:span text:style-name="T19">compari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42cm" svg:height="1.277cm" svg:x="22.094cm" svg:y="10.16cm">
          <text:list text:style-name="L9">
            <text:list-header>
              <text:p text:style-name="P1"><text:span text:style-name="T20">sw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9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orting an Array of String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orting an Array of String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6">Data types are differ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Array elements are </text:span><text:span text:style-name="T9">char*</text:span><text:span text:style-name="T7"> </text:span></text:p>
                  </text:list-item>
                  <text:list-item>
                    <text:p text:style-name="P8"><text:span text:style-name="T7">Swap variable is </text:span><text:span text:style-name="T9">char*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Comparison operator is differ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The greater-than (“</text:span><text:span text:style-name="T10">&gt;</text:span><text:span text:style-name="T7">”) sign does not work</text:span></text:p>
                  </text:list-item>
                  <text:list-item>
                    <text:p text:style-name="P8"><text:span text:style-name="T7">Need to use </text:span><text:span text:style-name="T10">strcmp()</text:span><text:span text:style-name="T7"> function instead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.482cm" svg:height="1.693cm" svg:x="3.135cm" svg:y="11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82cm" svg:height="1.693cm" svg:x="3.135cm" svg:y="13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82cm" svg:height="1.694cm" svg:x="3.135cm" svg:y="15.0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82cm" svg:height="1.693cm" svg:x="3.135cm" svg:y="16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3cm" svg:height="1.277cm" svg:x="5.536cm" svg:y="11.853cm">
          <text:list text:style-name="L6">
            <text:list-header>
              <text:p text:style-name="P1">“the”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3.982cm" svg:y1="12.488cm" svg:x2="5.675cm" svg:y2="12.488cm">
          <text:p/>
        </draw:line>
        <draw:custom-shape draw:style-name="gr2" draw:text-style-name="P2" draw:layer="layout" svg:width="0.925cm" svg:height="1.277cm" svg:x="2.082cm" svg:y="11.853cm">
          <text:list text:style-name="L6">
            <text:list-header>
              <text:p text:style-name="P1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2.082cm" svg:y="13.547cm">
          <text:list text:style-name="L6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2.082cm" svg:y="15.24cm">
          <text:list text:style-name="L6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2.082cm" svg:y="16.933cm">
          <text:list text:style-name="L6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3.982cm" svg:y1="14.182cm" svg:x2="5.675cm" svg:y2="14.182cm">
          <text:p/>
        </draw:line>
        <draw:line draw:style-name="gr9" draw:text-style-name="P10" draw:layer="layout" svg:x1="3.982cm" svg:y1="15.875cm" svg:x2="5.675cm" svg:y2="15.875cm">
          <text:p/>
        </draw:line>
        <draw:line draw:style-name="gr9" draw:text-style-name="P10" draw:layer="layout" svg:x1="3.982cm" svg:y1="17.568cm" svg:x2="5.675cm" svg:y2="17.568cm">
          <text:p/>
        </draw:line>
        <draw:custom-shape draw:style-name="gr2" draw:text-style-name="P2" draw:layer="layout" svg:width="3.14cm" svg:height="1.277cm" svg:x="5.536cm" svg:y="13.335cm">
          <text:list text:style-name="L6">
            <text:list-header>
              <text:p text:style-name="P1">“quick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419cm" svg:height="1.277cm" svg:x="5.538cm" svg:y="15.24cm">
          <text:list text:style-name="L6">
            <text:list-header>
              <text:p text:style-name="P1">“brown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382cm" svg:height="1.277cm" svg:x="5.538cm" svg:y="16.933cm">
          <text:list text:style-name="L6">
            <text:list-header>
              <text:p text:style-name="P1">“fox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1cm" svg:height="1.693cm" svg:x="17.207cm" svg:y="11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81cm" svg:height="1.693cm" svg:x="17.207cm" svg:y="13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81cm" svg:height="1.694cm" svg:x="17.207cm" svg:y="15.0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81cm" svg:height="1.693cm" svg:x="17.207cm" svg:y="16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3cm" svg:height="1.277cm" svg:x="19.859cm" svg:y="17.145cm">
          <text:list text:style-name="L6">
            <text:list-header>
              <text:p text:style-name="P1">“the”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18.053cm" svg:y1="12.488cm" svg:x2="19.747cm" svg:y2="12.488cm">
          <text:p/>
        </draw:line>
        <draw:custom-shape draw:style-name="gr2" draw:text-style-name="P2" draw:layer="layout" svg:width="0.925cm" svg:height="1.277cm" svg:x="16.153cm" svg:y="11.853cm">
          <text:list text:style-name="L6">
            <text:list-header>
              <text:p text:style-name="P1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6.153cm" svg:y="13.547cm">
          <text:list text:style-name="L6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6.153cm" svg:y="15.24cm">
          <text:list text:style-name="L6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277cm" svg:x="16.153cm" svg:y="16.933cm">
          <text:list text:style-name="L6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18.053cm" svg:y1="14.182cm" svg:x2="19.747cm" svg:y2="14.182cm">
          <text:p/>
        </draw:line>
        <draw:line draw:style-name="gr9" draw:text-style-name="P10" draw:layer="layout" svg:x1="18.053cm" svg:y1="15.875cm" svg:x2="19.747cm" svg:y2="15.875cm">
          <text:p/>
        </draw:line>
        <draw:line draw:style-name="gr9" draw:text-style-name="P10" draw:layer="layout" svg:x1="18.053cm" svg:y1="17.568cm" svg:x2="19.747cm" svg:y2="17.568cm">
          <text:p/>
        </draw:line>
        <draw:custom-shape draw:style-name="gr2" draw:text-style-name="P2" draw:layer="layout" svg:width="3.14cm" svg:height="1.277cm" svg:x="19.859cm" svg:y="15.381cm">
          <text:list text:style-name="L6">
            <text:list-header>
              <text:p text:style-name="P1">“quick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419cm" svg:height="1.277cm" svg:x="19.86cm" svg:y="11.853cm">
          <text:list text:style-name="L6">
            <text:list-header>
              <text:p text:style-name="P1">“brown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382cm" svg:height="1.277cm" svg:x="19.861cm" svg:y="13.617cm">
          <text:list text:style-name="L6">
            <text:list-header>
              <text:p text:style-name="P1">“fox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504cm" svg:height="1.27cm" svg:x="9.48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335cm" svg:height="10.001cm" svg:x="3.493cm" svg:y="2.002cm" draw:page-number="10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ring Sorting Func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tring Sorting Function</text:p>
              </text:list-header>
            </text:list>
          </draw:text-box>
        </draw:frame>
        <draw:custom-shape draw:style-name="gr5" draw:text-style-name="P2" draw:layer="layout" svg:width="22.013cm" svg:height="14.485cm" svg:x="1.905cm" svg:y="3.81cm">
          <text:list text:style-name="L7">
            <text:list-header>
              <text:p text:style-name="P11"><text:span text:style-name="T16">void sort(char *v[], int n)</text:span></text:p>
              <text:p text:style-name="P11"><text:span text:style-name="T16">{</text:span></text:p>
              <text:p text:style-name="P11"><text:span text:style-name="T16"><text:s text:c="4"/></text:span><text:span text:style-name="T16">int i, j;</text:span></text:p>
              <text:p text:style-name="P11"><text:span text:style-name="T16"/></text:p>
              <text:p text:style-name="P11"><text:span text:style-name="T16"><text:s text:c="4"/></text:span><text:span text:style-name="T16">for (i = 0; i &lt; n; i++) {</text:span></text:p>
              <text:p text:style-name="P11"><text:span text:style-name="T16"><text:s text:c="8"/></text:span><text:span text:style-name="T16">for (j = i+1; j &lt; n; j++) {</text:span></text:p>
              <text:p text:style-name="P11"><text:span text:style-name="T16"><text:s text:c="12"/></text:span><text:span text:style-name="T16">if (</text:span><text:span text:style-name="T17">strcmp(v[i], v[j]) &gt; 0</text:span><text:span text:style-name="T16">) {</text:span></text:p>
              <text:p text:style-name="P11"><text:span text:style-name="T16"><text:s text:c="16"/></text:span><text:span text:style-name="T18">char*</text:span><text:span text:style-name="T16"> </text:span><text:span text:style-name="T18">swap = v[i];</text:span></text:p>
            </text:list-header>
          </text:list>
          <text:list text:style-name="L8">
            <text:list-header>
              <text:p text:style-name="P11"><text:span text:style-name="T18"><text:s text:c="16"/></text:span><text:span text:style-name="T18">v[i] = v[j];</text:span></text:p>
              <text:p text:style-name="P11"><text:span text:style-name="T18"><text:s text:c="16"/></text:span><text:span text:style-name="T18">v[j] = swap;</text:span></text:p>
            </text:list-header>
          </text:list>
          <text:list text:style-name="L7">
            <text:list-header>
              <text:p text:style-name="P11"><text:span text:style-name="T16"><text:s text:c="12"/></text:span><text:span text:style-name="T16">}</text:span></text:p>
              <text:p text:style-name="P11"><text:span text:style-name="T16"><text:s text:c="8"/></text:span><text:span text:style-name="T16">}</text:span></text:p>
              <text:p text:style-name="P11"><text:span text:style-name="T16"><text:s text:c="4"/></text:span><text:span text:style-name="T16">}</text:span></text:p>
              <text:p text:style-name="P11"><text:span text:style-name="T1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1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reating a Generic Func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reating a Generic Funct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1">Generic func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<text:s/></text:span><text:span text:style-name="T11">A single </text:span><text:span text:style-name="T16">sort()</text:span><text:span text:style-name="T11"> function that works for all data typ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C’s notion of data types is getting in our wa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We need to accept parameters in any typ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2"><text:span text:style-name="T16">sort(int *v, int n)</text:span><text:span text:style-name="T11"> is only good for integer arrays</text:span></text:p>
                      </text:list-item>
                      <text:list-item>
                        <text:p text:style-name="P12"><text:span text:style-name="T16">sort(char *v[], int n)</text:span><text:span text:style-name="T11"> is only good for string array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We need to have local variables of any typ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2"><text:span text:style-name="T16">int swap</text:span><text:span text:style-name="T11"> is only good for swapping integers</text:span></text:p>
                      </text:list-item>
                      <text:list-item>
                        <text:p text:style-name="P12"><text:span text:style-name="T16">char* swap</text:span><text:span text:style-name="T11"> is only good for swapping string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1">Different types need different comparison operato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Greater-than sign (“</text:span><text:span text:style-name="T16">&gt;</text:span><text:span text:style-name="T11">”) is only good for numerical types</text:span></text:p>
                  </text:list-item>
                  <text:list-item>
                    <text:p text:style-name="P12"><text:span text:style-name="T16">strcmp()</text:span><text:span text:style-name="T11"> is only good for strings</text:span></text:p>
                  </text:list-item>
                  <text:list-item>
                    <text:p text:style-name="P9"><text:span text:style-name="T11">We need to be able to tell </text:span><text:span text:style-name="T16">sort()</text:span><text:span text:style-name="T11"> what comparison function to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eneralizing: Void Pointer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Generalizing: Void Pointer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1">Generic pointers are the same as any other point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Except they point to a variable </text:span><text:span text:style-name="T21">with no specific type</text:span></text:p>
                  </text:list-item>
                  <text:list-item>
                    <text:p text:style-name="P9"><text:span text:style-name="T11">Example: </text:span><text:span text:style-name="T16">void *datap = “CS217”;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Differenc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Regular pointers: compilers</text:span><text:span text:style-name="T11"><text:line-break/></text:span><text:span text:style-name="T11">“know” what they point to</text:span></text:p>
                  </text:list-item>
                  <text:list-item>
                    <text:p text:style-name="P9"><text:span text:style-name="T11">void pointers: compilers </text:span><text:span text:style-name="T11"><text:line-break/></text:span><text:span text:style-name="T11">“don’t know” what they point to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Common us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Abstract data types</text:span><text:span text:style-name="T11"><text:line-break/></text:span><text:span text:style-name="T11">supporting </text:span><text:span text:style-name="T22">polymorphism</text:span><text:span text:style-name="T21">*</text:span></text:p>
                  </text:list-item>
                  <text:list-item>
                    <text:p text:style-name="P9"><text:span text:style-name="T11">Pass pointer to function that</text:span><text:span text:style-name="T11"><text:line-break/></text:span><text:span text:style-name="T11">could be any of several types</text:span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6.244cm" svg:height="9.366cm" svg:x="17.74cm" svg:y="7.2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8cm" svg:height="1.108cm" svg:x="19.268cm" svg:y="6.138cm">
          <text:list text:style-name="L6">
            <text:list-header>
              <text:p text:style-name="P1"><text:span text:style-name="T23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6.244cm" svg:height="0.869cm" svg:x="17.74cm" svg:y="12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853cm" svg:x="14.596cm" svg:y="6.954cm">
          <text:list text:style-name="L6">
            <text:list-header>
              <text:p text:style-name="P1"><text:span text:style-name="T24">0x0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cm" svg:height="0.853cm" svg:x="14.596cm" svg:y="9.318cm">
          <text:list text:style-name="L11">
            <text:list-header>
              <text:p text:style-name="P1"><text:span text:style-name="T25">0x1000538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058cm" svg:height="1.108cm" svg:x="18.873cm" svg:y="12.894cm">
          <text:list text:style-name="L11">
            <text:list-header>
              <text:p text:style-name="P1"><text:span text:style-name="T26">0x1000538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203cm" svg:height="0.853cm" svg:x="14.388cm" svg:y="15.844cm">
          <text:list text:style-name="L6">
            <text:list-header>
              <text:p text:style-name="P1"><text:span text:style-name="T24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561cm" svg:height="1.108cm" svg:x="17.74cm" svg:y="9.389cm">
          <text:list text:style-name="L6">
            <text:list-header>
              <text:p text:style-name="P1"><text:span text:style-name="T23">`C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61cm" svg:height="1.108cm" svg:x="19.301cm" svg:y="9.389cm">
          <text:list text:style-name="L6">
            <text:list-header>
              <text:p text:style-name="P1"><text:span text:style-name="T23">`S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61cm" svg:height="1.108cm" svg:x="20.862cm" svg:y="9.389cm">
          <text:list text:style-name="L6">
            <text:list-header>
              <text:p text:style-name="P1"><text:span text:style-name="T23">`2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61cm" svg:height="1.108cm" svg:x="22.423cm" svg:y="9.389cm">
          <text:list text:style-name="L6">
            <text:list-header>
              <text:p text:style-name="P1"><text:span text:style-name="T23">`1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61cm" svg:height="1.108cm" svg:x="17.74cm" svg:y="10.523cm">
          <text:list text:style-name="L6">
            <text:list-header>
              <text:p text:style-name="P1"><text:span text:style-name="T23">`7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61cm" svg:height="1.108cm" svg:x="19.301cm" svg:y="10.523cm">
          <text:list text:style-name="L6">
            <text:list-header>
              <text:p text:style-name="P1"><text:span text:style-name="T23">`\0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19cm" svg:height="1.108cm" svg:x="19.407cm" svg:y="13.789cm">
          <text:list text:style-name="L7">
            <text:list-header>
              <text:p text:style-name="P13"><text:span text:style-name="T27">data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576cm" svg:height="1.277cm" svg:x="2.34cm" svg:y="17.145cm">
          <text:list text:style-name="L12">
            <text:list-header>
              <text:p text:style-name="P1"><text:span text:style-name="T28">* </text:span><text:span text:style-name="T29">Allowing the same definitions to be used with different types of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3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Void Pointers in Sor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Void Pointers in Sort</text:p>
              </text:list-header>
            </text:list>
          </draw:text-box>
        </draw:frame>
        <draw:frame presentation:style-name="pr7" draw:text-style-name="P2" draw:layer="layout" svg:width="23.495cm" svg:height="14.816cm" svg:x="1.269cm" svg:y="3.387cm" presentation:class="outline" presentation:user-transformed="true">
          <draw:text-box>
            <text:list text:style-name="L3">
              <text:list-item>
                <text:p text:style-name="P3">Function parameters</text:p>
              </text:list-item>
            </text:list>
            <text:list text:style-name="L4">
              <text:list-item>
                <text:list>
                  <text:list-item>
                    <text:p text:style-name="P9">Input: array of pointers to some unknown type</text:p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  <text:list-item>
                <text:p text:style-name="P14">Local swap variable</text:p>
              </text:list-item>
            </text:list>
            <text:list text:style-name="L4">
              <text:list-item>
                <text:list>
                  <text:list-item>
                    <text:p text:style-name="P9">Pointer to some unknown type</text:p>
                    <text:p text:style-name="P9"/>
                    <text:p text:style-name="P9"/>
                    <text:p text:style-name="P9"/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15">But, what about the comparison step?</text:p>
              </text:list-item>
            </text:list>
            <text:list text:style-name="L4">
              <text:list-item>
                <text:list>
                  <text:list-item>
                    <text:p text:style-name="P9">Need to be able to pass a <text:span text:style-name="T30">function</text:span> to sort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8.679cm" svg:height="2.802cm" svg:x="5.503cm" svg:y="10.795cm">
          <text:list text:style-name="L7">
            <text:list-header>
              <text:p text:style-name="P11"><text:span text:style-name="T31">void *swap = v[i];</text:span></text:p>
              <text:p text:style-name="P11"><text:span text:style-name="T31">v[i] = v[j];</text:span></text:p>
              <text:p text:style-name="P11"><text:span text:style-name="T31">v[j] = swap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065cm" svg:height="1.108cm" svg:x="4.868cm" svg:y="6.35cm">
          <text:list text:style-name="L7">
            <text:list-header>
              <text:p text:style-name="P11"><text:span text:style-name="T27">void sort(void *v[], int n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4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eneric Sort Func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Generic Sort Function</text:p>
              </text:list-header>
            </text:list>
          </draw:text-box>
        </draw:frame>
        <draw:custom-shape draw:style-name="gr5" draw:text-style-name="P2" draw:layer="layout" svg:width="22.648cm" svg:height="11.691cm" svg:x="1.482cm" svg:y="4.022cm">
          <text:list text:style-name="L7">
            <text:list-header>
              <text:p text:style-name="P11"><text:span text:style-name="T32">void sort(void *v[], int n, </text:span></text:p>
              <text:p text:style-name="P11"><text:span text:style-name="T32"><text:s text:c="12"/></text:span><text:span text:style-name="T33">int (*compare)(void *datap1, void *datap2)</text:span><text:span text:style-name="T32">)</text:span></text:p>
              <text:p text:style-name="P11"><text:span text:style-name="T32">{</text:span></text:p>
              <text:p text:style-name="P11"><text:span text:style-name="T32"><text:s text:c="4"/></text:span><text:span text:style-name="T32">int i, j;</text:span></text:p>
              <text:p text:style-name="P11"><text:span text:style-name="T32"/></text:p>
              <text:p text:style-name="P11"><text:span text:style-name="T32"><text:s text:c="4"/></text:span><text:span text:style-name="T32">for (i = 0; i &lt; n; i++) {</text:span></text:p>
              <text:p text:style-name="P11"><text:span text:style-name="T32"><text:s text:c="8"/></text:span><text:span text:style-name="T32">for (j = i+1; j &lt; n; j++) {</text:span></text:p>
              <text:p text:style-name="P11"><text:span text:style-name="T32"><text:s text:c="12"/></text:span><text:span text:style-name="T32">if (</text:span><text:span text:style-name="T33">(*compare)</text:span><text:span text:style-name="T32">(v[i], v[j]) &gt; 0) {</text:span></text:p>
              <text:p text:style-name="P11"><text:span text:style-name="T32"><text:s text:c="16"/></text:span><text:span text:style-name="T32">void *swap = v[i];</text:span></text:p>
              <text:p text:style-name="P11"><text:span text:style-name="T32"><text:s text:c="16"/></text:span><text:span text:style-name="T32">v[i] = v[j];</text:span></text:p>
              <text:p text:style-name="P11"><text:span text:style-name="T32"><text:s text:c="16"/></text:span><text:span text:style-name="T32">v[j] = swap;</text:span></text:p>
              <text:p text:style-name="P11"><text:span text:style-name="T32"><text:s text:c="12"/></text:span><text:span text:style-name="T32">}</text:span></text:p>
              <text:p text:style-name="P11"><text:span text:style-name="T32"><text:s text:c="8"/></text:span><text:span text:style-name="T32">}</text:span></text:p>
              <text:p text:style-name="P11"><text:span text:style-name="T32"><text:s text:c="4"/></text:span><text:span text:style-name="T32">}</text:span></text:p>
              <text:p text:style-name="P11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23.072cm" svg:height="2.293cm" svg:x="1.058cm" svg:y="16.298cm">
          <text:list text:style-name="L8">
            <text:list-header>
              <text:p text:style-name="P13"><text:span text:style-name="T18">compare </text:span><text:span text:style-name="T34">is a pointer to a function that has two </text:span><text:span text:style-name="T18">void*</text:span><text:span text:style-name="T34"> arguments and returns an </text:span><text:span text:style-name="T18">int</text:span><text:span text:style-name="T34">, and </text:span><text:span text:style-name="T18">(*compare)</text:span><text:span text:style-name="T34"> is the func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5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Generic Sort With String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Using Generic Sort With String</text:p>
              </text:list-header>
            </text:list>
          </draw:text-box>
        </draw:frame>
        <draw:custom-shape draw:style-name="gr5" draw:text-style-name="P2" draw:layer="layout" svg:width="22.648cm" svg:height="7.966cm" svg:x="1.905cm" svg:y="4.097cm">
          <text:list text:style-name="L7">
            <text:list-header>
              <text:p text:style-name="P11"><text:span text:style-name="T32">#include &lt;stdio.h&gt;</text:span></text:p>
              <text:p text:style-name="P11"><text:span text:style-name="T32">#include &lt;string.h&gt;</text:span></text:p>
              <text:p text:style-name="P11"><text:span text:style-name="T32">#include “sort.h”</text:span></text:p>
            </text:list-header>
          </text:list>
          <text:list text:style-name="L13">
            <text:list-header>
              <text:p text:style-name="P11"><text:span text:style-name="T33"/></text:p>
            </text:list-header>
          </text:list>
          <text:list text:style-name="L7">
            <text:list-header>
              <text:p text:style-name="P11"><text:span text:style-name="T32">int main(void) {</text:span></text:p>
              <text:p text:style-name="P11"><text:span text:style-name="T32"><text:s text:c="4"/></text:span><text:span text:style-name="T32">char* w[4] = {“the”, “quick”, “brown”, “fox”};</text:span></text:p>
              <text:p text:style-name="P11"><text:span text:style-name="T32"><text:s text:c="2"/></text:span></text:p>
              <text:p text:style-name="P11"><text:span text:style-name="T32"><text:s text:c="4"/></text:span><text:span text:style-name="T32">sort((void **) w, 4, (int (*)(void*,void*)) </text:span><text:span text:style-name="T33">strcmp</text:span><text:span text:style-name="T32">);</text:span></text:p>
              <text:p text:style-name="P11"><text:span text:style-name="T32"><text:s text:c="4"/></text:span><text:span text:style-name="T27">…</text:span></text:p>
              <text:p text:style-name="P11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0" draw:layer="layout" svg:x1="19.685cm" svg:y1="12.912cm" svg:x2="21.378cm" svg:y2="10.372cm">
          <text:p/>
        </draw:line>
        <draw:custom-shape draw:style-name="gr2" draw:text-style-name="P2" draw:layer="layout" svg:width="7.614cm" svg:height="1.277cm" svg:x="15.658cm" svg:y="12.912cm">
          <text:list text:style-name="L9">
            <text:list-header>
              <text:p text:style-name="P1"><text:span text:style-name="T20">pointer to a function</text:span> 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6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Generic Sort With Integers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Using Generic Sort With Integers</text:p>
              </text:list-header>
            </text:list>
          </draw:text-box>
        </draw:frame>
        <draw:custom-shape draw:style-name="gr5" draw:text-style-name="P2" draw:layer="layout" svg:width="23.495cm" svg:height="14.366cm" svg:x="1.27cm" svg:y="3.598cm">
          <text:list text:style-name="L7">
            <text:list-header>
              <text:p text:style-name="P11"><text:span text:style-name="T32">#include &lt;stdio.h&gt;</text:span></text:p>
              <text:p text:style-name="P11"><text:span text:style-name="T32">#include “sort.h”</text:span></text:p>
              <text:p text:style-name="P11"><text:span text:style-name="T32"/></text:p>
            </text:list-header>
          </text:list>
          <text:list text:style-name="L13">
            <text:list-header>
              <text:p text:style-name="P11"><text:span text:style-name="T33">int CompareInts(void *datap1, void *datap2) {</text:span></text:p>
              <text:p text:style-name="P11"><text:span text:style-name="T33"><text:s text:c="4"/></text:span><text:span text:style-name="T33">int *intp1 = (int *) datap1;</text:span></text:p>
              <text:p text:style-name="P11"><text:span text:style-name="T33"><text:s text:c="4"/></text:span><text:span text:style-name="T33">int *intp2 = (int *) datap2;</text:span></text:p>
              <text:p text:style-name="P11"><text:span text:style-name="T33"><text:s text:c="4"/></text:span><text:span text:style-name="T33">return (*intp1 - *intp2);</text:span></text:p>
              <text:p text:style-name="P11"><text:span text:style-name="T33">}</text:span></text:p>
              <text:p text:style-name="P11"><text:span text:style-name="T33"/></text:p>
            </text:list-header>
          </text:list>
          <text:list text:style-name="L7">
            <text:list-header>
              <text:p text:style-name="P11"><text:span text:style-name="T32">int main(void) {</text:span></text:p>
              <text:p text:style-name="P11"><text:span text:style-name="T32"><text:s text:c="4"/></text:span><text:span text:style-name="T32">int* w[4];</text:span></text:p>
              <text:p text:style-name="P11"><text:span text:style-name="T32"/></text:p>
              <text:p text:style-name="P11"><text:span text:style-name="T32"><text:s text:c="4"/></text:span><text:span text:style-name="T32">w[0] = malloc(sizeof(int));</text:span></text:p>
              <text:p text:style-name="P11"><text:span text:style-name="T32"><text:s text:c="4"/></text:span><text:span text:style-name="T32">*(w[0]) = 7;</text:span></text:p>
              <text:p text:style-name="P11"><text:span text:style-name="T32"><text:s text:c="4"/>…</text:span></text:p>
              <text:p text:style-name="P16"><text:span text:style-name="T32"><text:s text:c="2"/></text:span></text:p>
              <text:p text:style-name="P17"><text:span text:style-name="T32"><text:s text:c="4"/></text:span><text:span text:style-name="T32">sort((void **) w, 4, (int (*)(void*,void*))</text:span><text:span text:style-name="T33">CompareInts</text:span><text:span text:style-name="T32">);</text:span></text:p>
              <text:p text:style-name="P11"><text:span text:style-name="T32"><text:s text:c="4"/></text:span><text:span text:style-name="T27">…</text:span></text:p>
              <text:p text:style-name="P11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0" draw:layer="layout" svg:x1="19.262cm" svg:y1="13.123cm" svg:x2="20.532cm" svg:y2="15.24cm">
          <text:p/>
        </draw:line>
        <draw:custom-shape draw:style-name="gr2" draw:text-style-name="P2" draw:layer="layout" svg:width="7.614cm" svg:height="1.277cm" svg:x="15.658cm" svg:y="11.642cm">
          <text:list text:style-name="L9">
            <text:list-header>
              <text:p text:style-name="P1"><text:span text:style-name="T20">pointer to a function</text:span> 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7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aking “Array” an AD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aking “Array” an AD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3">Arrays in C are error pron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ccess elements before the array starts (e.g., </text:span><text:span text:style-name="T35">v[-1]</text:span><text:span text:style-name="T5">)</text:span></text:p>
                  </text:list-item>
                  <text:list-item>
                    <text:p text:style-name="P8"><text:span text:style-name="T5">Access elements past the end of array (e.g., </text:span><text:span text:style-name="T35">v[n]</text:span><text:span text:style-name="T5">)</text:span></text:p>
                  </text:list-item>
                  <text:list-item>
                    <text:p text:style-name="P8"><text:span text:style-name="T5">Modify the variable that keeps track of size (e.g., </text:span><text:span text:style-name="T35">n</text:span><text:span text:style-name="T5">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Protect programmers with an array AD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reate and delete an array</text:span></text:p>
                  </text:list-item>
                  <text:list-item>
                    <text:p text:style-name="P8"><text:span text:style-name="T5">Get the current length</text:span></text:p>
                  </text:list-item>
                  <text:list-item>
                    <text:p text:style-name="P8"><text:span text:style-name="T5">Read an array element</text:span></text:p>
                  </text:list-item>
                  <text:list-item>
                    <text:p text:style-name="P8"><text:span text:style-name="T5">Append, replace, remove</text:span></text:p>
                  </text:list-item>
                  <text:list-item>
                    <text:p text:style-name="P8"><text:span text:style-name="T5">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8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: Interface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rray ADT: Interface</text:p>
              </text:list-header>
            </text:list>
          </draw:text-box>
        </draw:frame>
        <draw:custom-shape draw:style-name="gr5" draw:text-style-name="P2" draw:layer="layout" svg:width="22.86cm" svg:height="10.993cm" svg:x="1.482cm" svg:y="4.886cm">
          <text:list text:style-name="L7">
            <text:list-header>
              <text:p text:style-name="P11"><text:span text:style-name="T36"/></text:p>
            </text:list-header>
          </text:list>
          <text:list text:style-name="L14">
            <text:list-header>
              <text:p text:style-name="P11"><text:span text:style-name="T37">typedef struct Array *Array_T;</text:span></text:p>
              <text:p text:style-name="P11"><text:span text:style-name="T37"/></text:p>
            </text:list-header>
          </text:list>
          <text:list text:style-name="L7">
            <text:list-header>
              <text:p text:style-name="P11"><text:span text:style-name="T38">Array_T </text:span><text:span text:style-name="T39">Array_new</text:span><text:span text:style-name="T38">(void);</text:span></text:p>
              <text:p text:style-name="P11"><text:span text:style-name="T38">void </text:span><text:span text:style-name="T39">Array_free</text:span><text:span text:style-name="T38">(Array_T array);</text:span></text:p>
              <text:p text:style-name="P11"><text:span text:style-name="T38"/></text:p>
              <text:p text:style-name="P11"><text:span text:style-name="T38">int </text:span><text:span text:style-name="T39">Array_getLength</text:span><text:span text:style-name="T38">(Array_T array);</text:span></text:p>
            </text:list-header>
          </text:list>
          <text:list text:style-name="L8">
            <text:list-header>
              <text:p text:style-name="P11"><text:span text:style-name="T40">void *</text:span><text:span text:style-name="T39">Array_getData</text:span><text:span text:style-name="T38">(Array_T array, int index);</text:span></text:p>
            </text:list-header>
          </text:list>
          <text:list text:style-name="L7">
            <text:list-header>
              <text:p text:style-name="P11"><text:span text:style-name="T38"/></text:p>
              <text:p text:style-name="P11"><text:span text:style-name="T38">void </text:span><text:span text:style-name="T39">Array_append</text:span><text:span text:style-name="T38">(Array_T array, </text:span><text:span text:style-name="T40">void *</text:span><text:span text:style-name="T38">datap);</text:span></text:p>
              <text:p text:style-name="P11"><text:span text:style-name="T38">void </text:span><text:span text:style-name="T39">Array_replace</text:span><text:span text:style-name="T38">(Array_T array, int index, </text:span><text:span text:style-name="T40">void *</text:span><text:span text:style-name="T38">datap);</text:span></text:p>
              <text:p text:style-name="P11"><text:span text:style-name="T38">void </text:span><text:span text:style-name="T39">Array_remove</text:span><text:span text:style-name="T38">(Array_T array, int index);</text:span></text:p>
              <text:p text:style-name="P11"><text:span text:style-name="T38"/></text:p>
              <text:p text:style-name="P11"><text:span text:style-name="T38">void </text:span><text:span text:style-name="T39">Array_sort</text:span><text:span text:style-name="T38">(Array_T array, </text:span></text:p>
              <text:p text:style-name="P11"><text:span text:style-name="T38"><text:s text:c="16"/></text:span><text:span text:style-name="T38">int (*compare)(</text:span><text:span text:style-name="T40">void *</text:span><text:span text:style-name="T38">datap1, </text:span><text:span text:style-name="T40">void *</text:span><text:span text:style-name="T38">datap2));</text:span></text:p>
              <text:p text:style-name="P11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703cm" svg:height="1.108cm" svg:x="1.907cm" svg:y="3.598cm">
          <text:list text:style-name="L15">
            <text:list-header>
              <text:p text:style-name="P13"><text:span text:style-name="T41">array.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0" draw:layer="layout" svg:x1="11.429cm" svg:y1="4.022cm" svg:x2="8.042cm" svg:y2="5.715cm">
          <text:p/>
        </draw:line>
        <draw:custom-shape draw:style-name="gr2" draw:text-style-name="P2" draw:layer="layout" svg:width="13.067cm" svg:height="1.277cm" svg:x="11.421cm" svg:y="3.387cm">
          <text:list text:style-name="L16">
            <text:list-header>
              <text:p text:style-name="P1"><text:span text:style-name="T42">client does not know implement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9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lient Using Array ADT: Strings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lient Using Array ADT: Strings</text:p>
              </text:list-header>
            </text:list>
          </draw:text-box>
        </draw:frame>
        <draw:custom-shape draw:style-name="gr5" draw:text-style-name="P2" draw:layer="layout" svg:width="21.802cm" svg:height="14.321cm" svg:x="1.905cm" svg:y="3.739cm">
          <text:list text:style-name="L7">
            <text:list-header>
              <text:p text:style-name="P11"><text:span text:style-name="T38">#include “array.h”</text:span></text:p>
              <text:p text:style-name="P11"><text:span text:style-name="T38">#include &lt;stdio.h&gt;</text:span></text:p>
              <text:p text:style-name="P11"><text:span text:style-name="T38"/></text:p>
              <text:p text:style-name="P11"><text:span text:style-name="T38">int main(void) {</text:span></text:p>
              <text:p text:style-name="P11"><text:span text:style-name="T38"><text:s text:c="4"/></text:span><text:span text:style-name="T38">Array_T array;</text:span></text:p>
              <text:p text:style-name="P11"><text:span text:style-name="T38"><text:s text:c="4"/></text:span><text:span text:style-name="T38">int i;</text:span></text:p>
              <text:p text:style-name="P11"><text:span text:style-name="T38"/></text:p>
              <text:p text:style-name="P18"><text:span text:style-name="T38"><text:s text:c="4"/></text:span><text:span text:style-name="T38">array = Array_new();</text:span></text:p>
              <text:p text:style-name="P11"><text:span text:style-name="T38"/></text:p>
              <text:p text:style-name="P18"><text:span text:style-name="T38"><text:s text:c="4"/></text:span><text:span text:style-name="T38">Array_append(array, </text:span><text:span text:style-name="T43">(void *)</text:span><text:span text:style-name="T38"> “COS217”);</text:span></text:p>
              <text:p text:style-name="P11"><text:span text:style-name="T38"><text:s text:c="4"/></text:span><text:span text:style-name="T38">Array_append(array, </text:span><text:span text:style-name="T43">(void *)</text:span><text:span text:style-name="T38"> “IS”);</text:span></text:p>
              <text:p text:style-name="P11"><text:span text:style-name="T38"><text:s text:c="4"/></text:span><text:span text:style-name="T38">Array_append(array, </text:span><text:span text:style-name="T43">(void *)</text:span><text:span text:style-name="T38"> “FUN”);</text:span></text:p>
              <text:p text:style-name="P11"><text:span text:style-name="T38"><text:s text:c="2"/></text:span></text:p>
              <text:p text:style-name="P11"><text:span text:style-name="T38"><text:s text:c="4"/></text:span><text:span text:style-name="T38">for (i = 0; i &lt; Array_getLength(array); i++) {</text:span></text:p>
              <text:p text:style-name="P11"><text:span text:style-name="T38"><text:s text:c="8"/></text:span><text:span text:style-name="T38">char *str = </text:span><text:span text:style-name="T43">(char *)</text:span><text:span text:style-name="T38"> Array_getData(array, i);</text:span></text:p>
              <text:p text:style-name="P11"><text:span text:style-name="T38"><text:s text:c="8"/></text:span><text:span text:style-name="T38">printf(str);</text:span></text:p>
              <text:p text:style-name="P11"><text:span text:style-name="T38"><text:s text:c="4"/></text:span><text:span text:style-name="T38">}</text:span></text:p>
              <text:p text:style-name="P11"><text:span text:style-name="T38"/></text:p>
              <text:p text:style-name="P18"><text:span text:style-name="T38"><text:s text:c="4"/></text:span><text:span text:style-name="T38">Array_free(array);</text:span></text:p>
              <text:p text:style-name="P11"><text:span text:style-name="T38"/></text:p>
              <text:p text:style-name="P18"><text:span text:style-name="T38"><text:s text:c="4"/></text:span><text:span text:style-name="T38">return 0;</text:span></text:p>
              <text:p text:style-name="P11"><text:span text:style-name="T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0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lient Using Array ADT: Integers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lient Using Array ADT: Integers</text:p>
              </text:list-header>
            </text:list>
          </draw:text-box>
        </draw:frame>
        <draw:custom-shape draw:style-name="gr5" draw:text-style-name="P2" draw:layer="layout" svg:width="21.802cm" svg:height="14.725cm" svg:x="1.905cm" svg:y="3.387cm">
          <text:list text:style-name="L7">
            <text:list-header>
              <text:p text:style-name="P11"><text:span text:style-name="T38">#include “array.h”</text:span></text:p>
              <text:p text:style-name="P11"><text:span text:style-name="T38">#include &lt;stdio.h&gt;</text:span></text:p>
              <text:p text:style-name="P11"><text:span text:style-name="T38"/></text:p>
              <text:p text:style-name="P11"><text:span text:style-name="T38">int main(void) {</text:span></text:p>
              <text:p text:style-name="P11"><text:span text:style-name="T38"><text:s text:c="4"/></text:span><text:span text:style-name="T38">Array_T array;</text:span></text:p>
              <text:p text:style-name="P11"><text:span text:style-name="T38"><text:s text:c="4"/></text:span><text:span text:style-name="T38">int one=1, two=2, three=3;</text:span></text:p>
              <text:p text:style-name="P11"><text:span text:style-name="T38"><text:s text:c="4"/></text:span><text:span text:style-name="T38">int i;</text:span></text:p>
              <text:p text:style-name="P11"><text:span text:style-name="T38"/></text:p>
              <text:p text:style-name="P18"><text:span text:style-name="T38"><text:s text:c="4"/></text:span><text:span text:style-name="T38">array = Array_new();</text:span></text:p>
              <text:p text:style-name="P11"><text:span text:style-name="T38"/></text:p>
              <text:p text:style-name="P19"><text:span text:style-name="T38"><text:s text:c="4"/></text:span><text:span text:style-name="T38">Array_append(array, </text:span><text:span text:style-name="T43">(void *)</text:span><text:span text:style-name="T38"> &amp;one);</text:span></text:p>
              <text:p text:style-name="P11"><text:span text:style-name="T38"><text:s text:c="4"/></text:span><text:span text:style-name="T38">Array_append(array, </text:span><text:span text:style-name="T43">(void *)</text:span><text:span text:style-name="T38"> &amp;two);</text:span></text:p>
              <text:p text:style-name="P11"><text:span text:style-name="T38"><text:s text:c="4"/></text:span><text:span text:style-name="T38">Array_append(array, </text:span><text:span text:style-name="T43">(void *)</text:span><text:span text:style-name="T38"> &amp;three);</text:span></text:p>
              <text:p text:style-name="P11"><text:span text:style-name="T38"><text:s text:c="2"/></text:span></text:p>
              <text:p text:style-name="P18"><text:span text:style-name="T38"><text:s text:c="4"/></text:span><text:span text:style-name="T38">for (i = 0; i &lt; Array_getLength(array); i++) {</text:span></text:p>
              <text:p text:style-name="P11"><text:span text:style-name="T38"><text:s text:c="8"/></text:span><text:span text:style-name="T38">int *datap = </text:span><text:span text:style-name="T43">(int *)</text:span><text:span text:style-name="T38"> Array_getData(array, i);</text:span></text:p>
              <text:p text:style-name="P11"><text:span text:style-name="T38"><text:s text:c="8"/></text:span><text:span text:style-name="T38">printf(“%d “, *datap);</text:span></text:p>
              <text:p text:style-name="P11"><text:span text:style-name="T38"><text:s text:c="4"/></text:span><text:span text:style-name="T38">}</text:span></text:p>
              <text:p text:style-name="P11"><text:span text:style-name="T38"/></text:p>
              <text:p text:style-name="P20"><text:span text:style-name="T38"><text:s text:c="4"/></text:span><text:span text:style-name="T38">Array_free(array);</text:span></text:p>
              <text:p text:style-name="P11"><text:span text:style-name="T38"/></text:p>
              <text:p text:style-name="P20"><text:span text:style-name="T38"><text:s text:c="4"/></text:span><text:span text:style-name="T38">return 0;</text:span></text:p>
              <text:p text:style-name="P11"><text:span text:style-name="T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1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 Implementation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rray ADT Implementation</text:p>
              </text:list-header>
            </text:list>
          </draw:text-box>
        </draw:frame>
        <draw:custom-shape draw:style-name="gr5" draw:text-style-name="P2" draw:layer="layout" svg:width="21.802cm" svg:height="13.781cm" svg:x="1.905cm" svg:y="4.233cm">
          <text:list text:style-name="L7">
            <text:list-header>
              <text:p text:style-name="P11"><text:span text:style-name="T38">#include “array.h”</text:span></text:p>
              <text:p text:style-name="P11"><text:span text:style-name="T38"/></text:p>
              <text:p text:style-name="P11"><text:span text:style-name="T38">enum {MAX_ELEMENTS = 128};</text:span></text:p>
              <text:p text:style-name="P11"><text:span text:style-name="T38"/></text:p>
            </text:list-header>
          </text:list>
          <text:list text:style-name="L8">
            <text:list-header>
              <text:p text:style-name="P11"><text:span text:style-name="T40">struct Array {</text:span></text:p>
              <text:p text:style-name="P11"><text:span text:style-name="T40"><text:s text:c="4"/></text:span><text:span text:style-name="T40">void *elements[MAX_ELEMENTS];</text:span></text:p>
              <text:p text:style-name="P11"><text:span text:style-name="T40"><text:s text:c="4"/></text:span><text:span text:style-name="T40">int num_elements;</text:span></text:p>
              <text:p text:style-name="P11"><text:span text:style-name="T40">};</text:span></text:p>
              <text:p text:style-name="P11"><text:span text:style-name="T40"/></text:p>
            </text:list-header>
          </text:list>
          <text:list text:style-name="L7">
            <text:list-header>
              <text:p text:style-name="P11"><text:span text:style-name="T38"/></text:p>
              <text:p text:style-name="P11"><text:span text:style-name="T38">Array_T </text:span><text:span text:style-name="T39">Array_new</text:span><text:span text:style-name="T38">(void) { </text:span></text:p>
              <text:p text:style-name="P11"><text:span text:style-name="T38"><text:s text:c="4"/></text:span><text:span text:style-name="T38">Array_T array = malloc(sizeof(struct Array));</text:span></text:p>
              <text:p text:style-name="P11"><text:span text:style-name="T38"><text:s text:c="4"/></text:span><text:span text:style-name="T38">array-&gt;num_elements = 0;</text:span></text:p>
              <text:p text:style-name="P11"><text:span text:style-name="T38"><text:s text:c="4"/></text:span><text:span text:style-name="T38">return array;</text:span></text:p>
              <text:p text:style-name="P11"><text:span text:style-name="T38">}</text:span></text:p>
              <text:p text:style-name="P11"><text:span text:style-name="T38"/></text:p>
              <text:p text:style-name="P11"><text:span text:style-name="T38"/></text:p>
              <text:p text:style-name="P11"><text:span text:style-name="T38">void </text:span><text:span text:style-name="T39">Array_free</text:span><text:span text:style-name="T38">(Array_T array) {</text:span></text:p>
              <text:p text:style-name="P11"><text:span text:style-name="T38"><text:s text:c="4"/></text:span><text:span text:style-name="T38">free(array);</text:span></text:p>
              <text:p text:style-name="P11"><text:span text:style-name="T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 Implementation (Cont)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rray ADT Implementation (Cont)</text:p>
              </text:list-header>
            </text:list>
          </draw:text-box>
        </draw:frame>
        <draw:custom-shape draw:style-name="gr5" draw:text-style-name="P2" draw:layer="layout" svg:width="21.802cm" svg:height="13.105cm" svg:x="1.905cm" svg:y="4.233cm">
          <text:list text:style-name="L7">
            <text:list-header>
              <text:p text:style-name="P11"><text:span text:style-name="T38"/></text:p>
              <text:p text:style-name="P11"><text:span text:style-name="T38">int </text:span><text:span text:style-name="T39">Array_getLength</text:span><text:span text:style-name="T38">(Array_T array) {</text:span></text:p>
              <text:p text:style-name="P11"><text:span text:style-name="T38"><text:s text:c="4"/></text:span><text:span text:style-name="T38">return array-&gt;num_elements;</text:span></text:p>
              <text:p text:style-name="P11"><text:span text:style-name="T38">}</text:span></text:p>
              <text:p text:style-name="P11"><text:span text:style-name="T38"/></text:p>
              <text:p text:style-name="P11"><text:span text:style-name="T38">void *</text:span><text:span text:style-name="T39">Array_getData</text:span><text:span text:style-name="T38">(Array_T array, int index) {</text:span></text:p>
              <text:p text:style-name="P11"><text:span text:style-name="T38"><text:s text:c="4"/></text:span><text:span text:style-name="T38">return array-&gt;elements[index];</text:span></text:p>
              <text:p text:style-name="P11"><text:span text:style-name="T38">}</text:span></text:p>
              <text:p text:style-name="P11"><text:span text:style-name="T38"/></text:p>
              <text:p text:style-name="P11"><text:span text:style-name="T38">void </text:span><text:span text:style-name="T39">Array_append</text:span><text:span text:style-name="T38">(Array_T array, void *datap) {</text:span></text:p>
              <text:p text:style-name="P11"><text:span text:style-name="T38"><text:s text:c="4"/></text:span><text:span text:style-name="T38">int index = array-&gt;num_elements;</text:span></text:p>
              <text:p text:style-name="P11"><text:span text:style-name="T38"><text:s text:c="4"/></text:span><text:span text:style-name="T38">array-&gt;elements[index] = datap;</text:span></text:p>
              <text:p text:style-name="P11"><text:span text:style-name="T38"><text:s text:c="4"/></text:span><text:span text:style-name="T38">array-&gt;num_elements++;</text:span></text:p>
              <text:p text:style-name="P11"><text:span text:style-name="T38">}</text:span></text:p>
              <text:p text:style-name="P11"><text:span text:style-name="T38"/></text:p>
              <text:p text:style-name="P11"><text:span text:style-name="T38">void </text:span><text:span text:style-name="T39">Array_replace</text:span><text:span text:style-name="T38">(Array_T array, int index, void *datap) {</text:span></text:p>
              <text:p text:style-name="P11"><text:span text:style-name="T38"><text:s text:c="4"/></text:span><text:span text:style-name="T38">array-&gt;elements[index] = datap;</text:span></text:p>
              <text:p text:style-name="P11"><text:span text:style-name="T38">}</text:span></text:p>
              <text:p text:style-name="P11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3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 Implementation (Cont.)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rray ADT Implementation (Cont.)</text:p>
              </text:list-header>
            </text:list>
          </draw:text-box>
        </draw:frame>
        <draw:custom-shape draw:style-name="gr5" draw:text-style-name="P2" draw:layer="layout" svg:width="23.071cm" svg:height="14.592cm" svg:x="1.482cm" svg:y="3.598cm">
          <text:list text:style-name="L7">
            <text:list-header>
              <text:p text:style-name="P11"><text:span text:style-name="T38">void </text:span><text:span text:style-name="T39">Array_insert</text:span><text:span text:style-name="T38">(Array_T array, int index, void *datap) {</text:span></text:p>
              <text:p text:style-name="P11"><text:span text:style-name="T38"><text:s text:c="4"/></text:span><text:span text:style-name="T38">int i;</text:span></text:p>
              <text:p text:style-name="P11"><text:span text:style-name="T38"/></text:p>
              <text:p text:style-name="P11"><text:span text:style-name="T38"><text:s text:c="4"/></text:span><text:span text:style-name="T43">/* Shift elements to the right to make room for new entry */</text:span></text:p>
              <text:p text:style-name="P11"><text:span text:style-name="T38"><text:s text:c="4"/></text:span><text:span text:style-name="T38">for (i = array-&gt;num_elements; i &gt; index; i--) </text:span></text:p>
              <text:p text:style-name="P11"><text:span text:style-name="T38"><text:s text:c="8"/></text:span><text:span text:style-name="T38">array-&gt;elements[i] = array-&gt;elements[i-1];</text:span></text:p>
              <text:p text:style-name="P11"><text:span text:style-name="T38"/></text:p>
              <text:p text:style-name="P11"><text:span text:style-name="T38"><text:s text:c="4"/></text:span><text:span text:style-name="T43">/* Add the new element in the now-free location */</text:span></text:p>
              <text:p text:style-name="P11"><text:span text:style-name="T38"><text:s text:c="4"/></text:span><text:span text:style-name="T38">array-&gt;elements[index] = str;</text:span></text:p>
              <text:p text:style-name="P11"><text:span text:style-name="T38"><text:s text:c="4"/></text:span><text:span text:style-name="T38">array-&gt;num_elements++;</text:span></text:p>
              <text:p text:style-name="P11"><text:span text:style-name="T38">}</text:span></text:p>
              <text:p text:style-name="P11"><text:span text:style-name="T38"/></text:p>
              <text:p text:style-name="P11"><text:span text:style-name="T38"/></text:p>
              <text:p text:style-name="P21"><text:span text:style-name="T38">void </text:span><text:span text:style-name="T39">Array_remove</text:span><text:span text:style-name="T38">(Array_T array, int index) {</text:span></text:p>
              <text:p text:style-name="P11"><text:span text:style-name="T38"><text:s text:c="4"/></text:span><text:span text:style-name="T38">int i;</text:span></text:p>
              <text:p text:style-name="P11"><text:span text:style-name="T38"/></text:p>
              <text:p text:style-name="P11"><text:span text:style-name="T38"><text:s text:c="4"/></text:span><text:span text:style-name="T43">/* Shift elements to the left to overwrite freed spot */</text:span></text:p>
              <text:p text:style-name="P11"><text:span text:style-name="T38"><text:s text:c="4"/></text:span><text:span text:style-name="T38">for (i = index+1; i &lt; array-&gt;num_elements; i++) </text:span></text:p>
              <text:p text:style-name="P11"><text:span text:style-name="T38"><text:s text:c="8"/></text:span><text:span text:style-name="T38">array-&gt;elements[i-1] = array-&gt;elements[i];</text:span></text:p>
              <text:p text:style-name="P11"><text:span text:style-name="T38"/></text:p>
              <text:p text:style-name="P11"><text:span text:style-name="T38"><text:s text:c="4"/></text:span><text:span text:style-name="T38">array-&gt;num_elements--;</text:span></text:p>
              <text:p text:style-name="P11"><text:span text:style-name="T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4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rray ADT Implementation (Cont.)</text:p>
              </text:list-header>
            </text:list>
          </draw:text-box>
        </draw:frame>
        <draw:custom-shape draw:style-name="gr5" draw:text-style-name="P2" draw:layer="layout" svg:width="22.648cm" svg:height="9.733cm" svg:x="1.482cm" svg:y="4.233cm">
          <text:list text:style-name="L7">
            <text:list-header>
              <text:p text:style-name="P11"><text:span text:style-name="T36"/></text:p>
              <text:p text:style-name="P11"><text:span text:style-name="T36">void </text:span><text:span text:style-name="T44">Array_sort</text:span><text:span text:style-name="T36">(Array_T array, </text:span></text:p>
              <text:p text:style-name="P11"><text:span text:style-name="T36"><text:s text:c="16"/></text:span><text:span text:style-name="T45">int (*compare)(void *datap1, void *datap2)</text:span><text:span text:style-name="T36">) </text:span></text:p>
              <text:p text:style-name="P11"><text:span text:style-name="T36">{</text:span></text:p>
              <text:p text:style-name="P11"><text:span text:style-name="T36"><text:s text:c="4"/></text:span><text:span text:style-name="T36">int i, j;</text:span></text:p>
              <text:p text:style-name="P11"><text:span text:style-name="T36"/></text:p>
              <text:p text:style-name="P11"><text:span text:style-name="T36"><text:s text:c="4"/></text:span><text:span text:style-name="T36">for (i = 0; i &lt; array-&gt;num_elements; i++) {</text:span></text:p>
              <text:p text:style-name="P11"><text:span text:style-name="T36"><text:s text:c="8"/></text:span><text:span text:style-name="T36">for (j = i+1; j &lt; array-&gt;num_elements; j++) {</text:span></text:p>
              <text:p text:style-name="P11"><text:span text:style-name="T36"><text:s text:c="12"/></text:span><text:span text:style-name="T36">if (</text:span><text:span text:style-name="T45">(*compare)</text:span><text:span text:style-name="T36">(array-&gt;elements[i], array-&gt;elements[j]) &gt; 0) {</text:span></text:p>
              <text:p text:style-name="P11"><text:span text:style-name="T36"><text:s text:c="16"/></text:span><text:span text:style-name="T36">void *swap = array-&gt;elements[i];</text:span></text:p>
              <text:p text:style-name="P11"><text:span text:style-name="T36"><text:s text:c="16"/></text:span><text:span text:style-name="T36">array-&gt;elements[i] = array-&gt;elements[j];</text:span></text:p>
              <text:p text:style-name="P11"><text:span text:style-name="T36"><text:s text:c="16"/></text:span><text:span text:style-name="T36">array-&gt;elements[j] = swap;</text:span></text:p>
              <text:p text:style-name="P11"><text:span text:style-name="T36"><text:s text:c="12"/></text:span><text:span text:style-name="T36">}</text:span></text:p>
              <text:p text:style-name="P11"><text:span text:style-name="T36"><text:s text:c="8"/></text:span><text:span text:style-name="T36">}</text:span></text:p>
              <text:p text:style-name="P11"><text:span text:style-name="T36"><text:s text:c="4"/></text:span><text:span text:style-name="T36">}</text:span></text:p>
              <text:p text:style-name="P11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5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ummar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umma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Module supporting operations on single data structure</text:p>
              </text:list-item>
            </text:list>
            <text:list text:style-name="L4">
              <text:list-item>
                <text:list>
                  <text:list-item>
                    <text:p text:style-name="P9">Interface declares operations, not data structure</text:p>
                  </text:list-item>
                  <text:list-item>
                    <text:p text:style-name="P9">Interface provides access to simple, complete set of operations</text:p>
                  </text:list-item>
                  <text:list-item>
                    <text:p text:style-name="P9">Interface provides flexibility and extensibility</text:p>
                  </text:list-item>
                </text:list>
              </text:list-item>
            </text:list>
            <text:list text:style-name="L3">
              <text:list-item>
                <text:p text:style-name="P3">Trick is providing functionality AND generality</text:p>
              </text:list-item>
            </text:list>
            <text:list text:style-name="L4">
              <text:list-item>
                <text:list>
                  <text:list-item>
                    <text:p text:style-name="P9">Take advantage of features of programming language</text:p>
                  </text:list-item>
                  <text:list-item>
                    <text:p text:style-name="P9">Such as void pointers and function pointers</text:p>
                  </text:list-item>
                </text:list>
              </text:list-item>
            </text:list>
            <text:list text:style-name="L3">
              <text:list-item>
                <text:p text:style-name="P3">Advantages</text:p>
              </text:list-item>
            </text:list>
            <text:list text:style-name="L4">
              <text:list-item>
                <text:list>
                  <text:list-item>
                    <text:p text:style-name="P9">Provide complete set of commonly used functions (re-use)</text:p>
                  </text:list-item>
                  <text:list-item>
                    <text:p text:style-name="P9">Implementation is hidden from client (encapsulation)</text:p>
                  </text:list-item>
                  <text:list-item>
                    <text:p text:style-name="P9">Can use for multiple types (polymorphism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6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9" draw:display-name="msArrowEnd 9" svg:viewBox="0 0 355 355" svg:d="m178 0 177 355h-355z"/>
    <draw:marker draw:name="msArrowOpenEnd_20_9" draw:display-name="msArrowOpenEnd 9" svg:viewBox="0 0 426 426" svg:d="m213 0 213 388-64 38-149-273-149 273-64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•">
            <style:list-level-properties text:space-before="3.814cm" text:min-label-width="0.622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graphic-properties>
        <text:list-style style:name="Başlık1-outline2">
          <text:list-level-style-bullet text:level="1" text:bullet-char="•">
            <style:list-level-properties text:space-before="3.814cm" text:min-label-width="0.622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gr8" style:family="graphic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3" style:family="presentation" style:parent-style-name="Başlık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pr4" style:family="presentation" style:parent-style-name="Başlık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3pt" fo:language="en" fo:country="US" style:font-size-asian="13pt" style:font-size-complex="13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806cm" svg:height="1.333cm" svg:x="0cm" svg:y="0cm" presentation:class="header">
          <draw:text-box>
            <text:list text:style-name="ML2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7" draw:text-style-name="MP9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Varsayılan-title" draw:layer="backgroundobjects" svg:width="13.335cm" svg:height="10.002cm" svg:x="3.492cm" svg:y="2.001cm" presentation:class="page"/>
        <draw:frame presentation:style-name="Varsayılan-notes" draw:layer="backgroundobjects" svg:width="16.254cm" svg:height="12cm" svg:x="2.033cm" svg:y="12.668cm" presentation:class="notes" presentation:placeholder="true">
          <draw:text-box/>
        </draw:frame>
        <draw:frame draw:style-name="Mgr8" draw:text-style-name="MP7" draw:layer="backgroundobjects" svg:width="8.806cm" svg:height="1.333cm" svg:x="0cm" svg:y="25.333cm" presentation:class="footer">
          <draw:text-box>
            <text:list text:style-name="ML2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8" draw:text-style-name="MP9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9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3" draw:text-style-name="MP7" draw:layer="backgroundobjects" svg:width="8.806cm" svg:height="1.333cm" svg:x="0cm" svg:y="0cm" presentation:class="header">
          <draw:text-box>
            <text:list text:style-name="ML2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3" draw:text-style-name="MP9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Başlık1-title" draw:layer="backgroundobjects" svg:width="13.335cm" svg:height="10.002cm" svg:x="3.492cm" svg:y="2.001cm" presentation:class="page"/>
        <draw:frame presentation:style-name="Başlık1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7" draw:layer="backgroundobjects" svg:width="8.806cm" svg:height="1.333cm" svg:x="0cm" svg:y="25.333cm" presentation:class="footer">
          <draw:text-box>
            <text:list text:style-name="ML2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4" draw:text-style-name="MP9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ADT</dc:title>
    <meta:initial-creator>Kai Li</meta:initial-creator>
    <meta:creation-date>2001-07-06T17:58:21</meta:creation-date>
    <dc:creator>Jennifer Rexford</dc:creator>
    <dc:date>2008-02-26T06:58:45</dc:date>
    <meta:editing-cycles>313</meta:editing-cycles>
    <meta:editing-duration>PT40H49M53S</meta:editing-duration>
    <meta:document-statistic meta:object-count="279"/>
    <meta:generator>OpenOffice.org/3.2$Linux OpenOffice.org_project/320m19$Build-9505</meta:generator>
  </office:meta>
</office:document-meta>
</file>